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onsolas" svg:font-family="Consolas, Menlo, Monaco, 'Lucida Console', 'Liberation Mono', 'DejaVu Sans Mono', 'Bitstream Vera Sans Mono', 'Courier New', monospace, sans-serif"/>
    <style:font-face style:name="DejaVu Sans" svg:font-family="'DejaVu Sans', 'Bitstream Vera Sans',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cm" fo:margin-right="0cm" fo:margin-top="0cm" fo:margin-bottom="0cm" loext:contextual-spacing="true" fo:line-height="100%" fo:text-indent="0cm" style:auto-text-indent="false"/>
      <style:text-properties officeooo:rsid="00255b68" officeooo:paragraph-rsid="00255b68"/>
    </style:style>
    <style:style style:name="P2"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paragraph-rsid="00195a81" style:font-size-asian="12pt" style:font-name-complex="Times New Roman1" style:font-size-complex="12pt"/>
    </style:style>
    <style:style style:name="P3"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195a81" officeooo:paragraph-rsid="00195a81" style:font-size-asian="12pt" style:font-name-complex="Times New Roman1" style:font-size-complex="12pt"/>
    </style:style>
    <style:style style:name="P4"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195a81" officeooo:paragraph-rsid="001a75bc"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255b68" officeooo:paragraph-rsid="00255b68"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239225" officeooo:paragraph-rsid="0023922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26aab2" officeooo:paragraph-rsid="0026aab2"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27b087" officeooo:paragraph-rsid="0027b087"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28531a" officeooo:paragraph-rsid="0028531a" style:font-size-asian="12pt" style:font-name-complex="Times New Roman1" style:font-size-complex="12pt"/>
    </style:style>
    <style:style style:name="P10"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29b0db" officeooo:paragraph-rsid="0029b0db" style:font-size-asian="12pt" style:font-name-complex="Times New Roman1" style:font-size-complex="12pt"/>
    </style:style>
    <style:style style:name="P11" style:family="paragraph" style:parent-style-name="List_20_Paragraph">
      <style:paragraph-properties fo:margin-left="0cm" fo:margin-right="0cm" fo:margin-top="0cm" fo:margin-bottom="0cm" loext:contextual-spacing="true" fo:line-height="100%" fo:text-indent="0cm" style:auto-text-indent="false"/>
      <style:text-properties officeooo:rsid="0028531a" officeooo:paragraph-rsid="0028531a"/>
    </style:style>
    <style:style style:name="P12" style:family="paragraph" style:parent-style-name="Preformatted_20_Text">
      <style:paragraph-properties fo:margin-left="0cm" fo:margin-right="0cm" fo:margin-top="0cm" fo:margin-bottom="0cm" loext:contextual-spacing="true" fo:line-height="100%" fo:text-indent="0cm" style:auto-text-indent="false"/>
      <style:text-properties officeooo:rsid="0028531a" officeooo:paragraph-rsid="0028531a"/>
    </style:style>
    <style:style style:name="P13" style:family="paragraph" style:parent-style-name="Standard">
      <style:paragraph-properties fo:margin-top="0cm" fo:margin-bottom="0cm" loext:contextual-spacing="false" fo:line-height="100%"/>
      <style:text-properties fo:color="#00000a" style:font-name="Times New Roman" fo:font-size="12pt" fo:font-weight="bold" officeooo:paragraph-rsid="001a75bc" style:font-size-asian="12pt" style:font-weight-asian="bold" style:font-name-complex="Times New Roman1" style:font-size-complex="12pt"/>
    </style:style>
    <style:style style:name="P14" style:family="paragraph" style:parent-style-name="Standard">
      <style:paragraph-properties fo:margin-top="0cm" fo:margin-bottom="0cm" loext:contextual-spacing="false" fo:line-height="100%"/>
      <style:text-properties fo:color="#00000a" style:font-name="Times New Roman" fo:font-size="12pt" fo:font-weight="bold" officeooo:paragraph-rsid="001a75bc" style:font-size-asian="12pt" style:font-weight-asian="bold" style:font-name-complex="Times New Roman1" style:font-size-complex="12pt" style:font-weight-complex="bold"/>
    </style:style>
    <style:style style:name="P15" style:family="paragraph" style:parent-style-name="Standard">
      <style:paragraph-properties fo:margin-top="0cm" fo:margin-bottom="0cm" loext:contextual-spacing="false" fo:line-height="100%" fo:text-align="justify" style:justify-single-word="false"/>
      <style:text-properties fo:color="#00000a" style:font-name="Times New Roman" fo:font-size="12pt" officeooo:paragraph-rsid="001a75bc" style:font-size-asian="12pt" style:font-name-complex="Times New Roman1" style:font-size-complex="12pt"/>
    </style:style>
    <style:style style:name="P16" style:family="paragraph" style:parent-style-name="Preformatted_20_Text">
      <style:paragraph-properties fo:margin-top="0cm" fo:margin-bottom="0cm" loext:contextual-spacing="false" fo:text-align="start" style:justify-single-word="false" fo:widows="1" fo:padding="0cm" fo:border="none"/>
    </style:style>
    <style:style style:name="P17" style:family="paragraph" style:parent-style-name="List_20_Paragraph">
      <style:paragraph-properties fo:margin-top="0cm" fo:margin-bottom="0cm" loext:contextual-spacing="true" fo:line-height="100%"/>
      <style:text-properties fo:color="#00000a" style:font-name="Times New Roman" fo:font-size="12pt" officeooo:paragraph-rsid="001a75bc" style:font-size-asian="12pt" style:font-name-complex="Times New Roman1" style:font-size-complex="12pt"/>
    </style:style>
    <style:style style:name="P18" style:family="paragraph" style:parent-style-name="List_20_Paragraph" style:list-style-name="WWNum1">
      <style:paragraph-properties fo:margin-top="0cm" fo:margin-bottom="0cm" loext:contextual-spacing="true" fo:line-height="100%"/>
      <style:text-properties fo:color="#00000a" style:font-name="Times New Roman" fo:font-size="12pt" officeooo:paragraph-rsid="00195a81" style:font-size-asian="12pt" style:font-name-complex="Times New Roman1" style:font-size-complex="12pt"/>
    </style:style>
    <style:style style:name="P19" style:family="paragraph" style:parent-style-name="List_20_Paragraph" style:list-style-name="WWNum5">
      <style:paragraph-properties fo:margin-top="0cm" fo:margin-bottom="0cm" loext:contextual-spacing="true" fo:line-height="100%"/>
      <style:text-properties fo:color="#00000a" style:font-name="Times New Roman" fo:font-size="12pt" officeooo:paragraph-rsid="001a75bc" style:font-size-asian="12pt" style:font-name-complex="Times New Roman1" style:font-size-complex="12pt"/>
    </style:style>
    <style:style style:name="P20" style:family="paragraph" style:parent-style-name="List_20_Paragraph" style:list-style-name="WWNum6">
      <style:paragraph-properties fo:margin-top="0cm" fo:margin-bottom="0cm" loext:contextual-spacing="true" fo:line-height="100%"/>
      <style:text-properties fo:color="#00000a" style:font-name="Times New Roman" fo:font-size="12pt" officeooo:paragraph-rsid="001a75bc" style:font-size-asian="12pt" style:font-name-complex="Times New Roman1" style:font-size-complex="12pt"/>
    </style:style>
    <style:style style:name="P21" style:family="paragraph" style:parent-style-name="List_20_Paragraph" style:list-style-name="WWNum7">
      <style:paragraph-properties fo:margin-top="0cm" fo:margin-bottom="0cm" loext:contextual-spacing="true" fo:line-height="100%"/>
      <style:text-properties fo:color="#00000a" style:font-name="Times New Roman" fo:font-size="12pt" officeooo:paragraph-rsid="001a75bc" style:font-size-asian="12pt" style:font-name-complex="Times New Roman1" style:font-size-complex="12pt"/>
    </style:style>
    <style:style style:name="P22" style:family="paragraph" style:parent-style-name="List_20_Paragraph" style:list-style-name="WWNum8">
      <style:paragraph-properties fo:margin-top="0cm" fo:margin-bottom="0cm" loext:contextual-spacing="true" fo:line-height="100%"/>
      <style:text-properties fo:color="#00000a" style:font-name="Times New Roman" fo:font-size="12pt" officeooo:paragraph-rsid="001a75bc" style:font-size-asian="12pt" style:font-name-complex="Times New Roman1" style:font-size-complex="12pt"/>
    </style:style>
    <style:style style:name="P23" style:family="paragraph" style:parent-style-name="List_20_Paragraph" style:list-style-name="WWNum9">
      <style:paragraph-properties fo:margin-top="0cm" fo:margin-bottom="0cm" loext:contextual-spacing="true" fo:line-height="100%"/>
      <style:text-properties fo:color="#00000a" style:font-name="Times New Roman" fo:font-size="12pt" officeooo:paragraph-rsid="001a75bc" style:font-size-asian="12pt" style:font-name-complex="Times New Roman1" style:font-size-complex="12pt"/>
    </style:style>
    <style:style style:name="P24" style:family="paragraph" style:parent-style-name="List_20_Paragraph" style:list-style-name="WWNum10">
      <style:paragraph-properties fo:margin-top="0cm" fo:margin-bottom="0cm" loext:contextual-spacing="true" fo:line-height="100%"/>
      <style:text-properties fo:color="#00000a" style:font-name="Times New Roman" fo:font-size="12pt" officeooo:paragraph-rsid="001a75bc" style:font-size-asian="12pt" style:font-name-complex="Times New Roman1" style:font-size-complex="12pt"/>
    </style:style>
    <style:style style:name="P25" style:family="paragraph" style:parent-style-name="List_20_Paragraph" style:list-style-name="WWNum5">
      <style:paragraph-properties fo:margin-top="0cm" fo:margin-bottom="0cm" loext:contextual-spacing="true" fo:line-height="100%"/>
      <style:text-properties fo:color="#00000a" style:font-name="Times New Roman" fo:font-size="12pt" officeooo:rsid="001b23bc" officeooo:paragraph-rsid="001b23bc" style:font-size-asian="12pt" style:font-name-complex="Times New Roman1" style:font-size-complex="12pt"/>
    </style:style>
    <style:style style:name="P26" style:family="paragraph" style:parent-style-name="List_20_Paragraph" style:list-style-name="WWNum5">
      <style:paragraph-properties fo:margin-top="0cm" fo:margin-bottom="0cm" loext:contextual-spacing="true" fo:line-height="100%"/>
      <style:text-properties fo:color="#00000a" style:font-name="Times New Roman" fo:font-size="12pt" officeooo:rsid="001e191a" officeooo:paragraph-rsid="001e191a" style:font-size-asian="12pt" style:font-name-complex="Times New Roman1" style:font-size-complex="12pt"/>
    </style:style>
    <style:style style:name="P27" style:family="paragraph" style:parent-style-name="List_20_Paragraph" style:list-style-name="WWNum5">
      <style:paragraph-properties fo:margin-top="0cm" fo:margin-bottom="0cm" loext:contextual-spacing="true" fo:line-height="100%"/>
      <style:text-properties fo:color="#00000a" style:font-name="Times New Roman" fo:font-size="12pt" officeooo:rsid="001fa2f0" officeooo:paragraph-rsid="001fa2f0" style:font-size-asian="12pt" style:font-name-complex="Times New Roman1" style:font-size-complex="12pt"/>
    </style:style>
    <style:style style:name="P28" style:family="paragraph" style:parent-style-name="List_20_Paragraph" style:list-style-name="WWNum5">
      <style:paragraph-properties fo:margin-top="0cm" fo:margin-bottom="0cm" loext:contextual-spacing="true" fo:line-height="100%"/>
      <style:text-properties fo:color="#00000a" style:font-name="Times New Roman" fo:font-size="12pt" officeooo:rsid="00239225" officeooo:paragraph-rsid="00239225" style:font-size-asian="12pt" style:font-name-complex="Times New Roman1" style:font-size-complex="12pt"/>
    </style:style>
    <style:style style:name="P29" style:family="paragraph" style:parent-style-name="List_20_Paragraph" style:list-style-name="WWNum5">
      <style:paragraph-properties fo:margin-top="0cm" fo:margin-bottom="0cm" loext:contextual-spacing="true" fo:line-height="100%"/>
      <style:text-properties fo:color="#00000a" style:font-name="Times New Roman" fo:font-size="12pt" officeooo:rsid="00255b68" officeooo:paragraph-rsid="00255b68" style:font-size-asian="12pt" style:font-name-complex="Times New Roman1" style:font-size-complex="12pt"/>
    </style:style>
    <style:style style:name="P30" style:family="paragraph" style:parent-style-name="List_20_Paragraph" style:list-style-name="WWNum8">
      <style:paragraph-properties fo:margin-top="0cm" fo:margin-bottom="0cm" loext:contextual-spacing="true" fo:line-height="100%"/>
      <style:text-properties fo:color="#00000a" style:font-name="Times New Roman" fo:font-size="12pt" officeooo:rsid="00255b68" officeooo:paragraph-rsid="00255b68" style:font-size-asian="12pt" style:font-name-complex="Times New Roman1" style:font-size-complex="12pt"/>
    </style:style>
    <style:style style:name="P31" style:family="paragraph" style:parent-style-name="List_20_Paragraph" style:list-style-name="WWNum5">
      <style:paragraph-properties fo:margin-top="0cm" fo:margin-bottom="0cm" loext:contextual-spacing="true" fo:line-height="100%"/>
      <style:text-properties officeooo:rsid="001b23bc" officeooo:paragraph-rsid="001b23bc"/>
    </style:style>
    <style:style style:name="P32" style:family="paragraph" style:parent-style-name="List_20_Paragraph" style:list-style-name="WWNum5">
      <style:paragraph-properties fo:margin-top="0cm" fo:margin-bottom="0cm" loext:contextual-spacing="true" fo:line-height="100%"/>
      <style:text-properties officeooo:rsid="001e191a" officeooo:paragraph-rsid="001e191a"/>
    </style:style>
    <style:style style:name="P33" style:family="paragraph" style:parent-style-name="List_20_Paragraph" style:list-style-name="WWNum5">
      <style:paragraph-properties fo:margin-top="0cm" fo:margin-bottom="0cm" loext:contextual-spacing="true" fo:line-height="100%"/>
      <style:text-properties officeooo:rsid="001fa2f0" officeooo:paragraph-rsid="001fa2f0"/>
    </style:style>
    <style:style style:name="P34" style:family="paragraph" style:parent-style-name="List_20_Paragraph" style:list-style-name="WWNum5">
      <style:paragraph-properties fo:margin-top="0cm" fo:margin-bottom="0cm" loext:contextual-spacing="true" fo:line-height="100%"/>
      <style:text-properties officeooo:rsid="00239225" officeooo:paragraph-rsid="00239225"/>
    </style:style>
    <style:style style:name="P35" style:family="paragraph" style:parent-style-name="List_20_Paragraph" style:list-style-name="WWNum1">
      <style:paragraph-properties fo:margin-left="0cm" fo:margin-right="0cm" fo:margin-top="0cm" fo:margin-bottom="0cm" loext:contextual-spacing="true" fo:line-height="100%" fo:text-indent="0cm" style:auto-text-indent="false"/>
      <style:text-properties fo:color="#00000a" style:font-name="Times New Roman" fo:font-size="12pt" officeooo:rsid="00195a81" officeooo:paragraph-rsid="00195a81" style:font-size-asian="12pt" style:font-name-complex="Times New Roman1" style:font-size-complex="12pt"/>
    </style:style>
    <style:style style:name="P36"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29b0db" officeooo:paragraph-rsid="0029b0db" style:font-size-asian="12pt" style:font-name-complex="Times New Roman1" style:font-size-complex="12pt"/>
    </style:style>
    <style:style style:name="P37"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2b1c9a" officeooo:paragraph-rsid="002b1c9a" style:font-size-asian="12pt" style:font-name-complex="Times New Roman1" style:font-size-complex="12pt"/>
    </style:style>
    <style:style style:name="P38" style:family="paragraph" style:parent-style-name="List_20_Paragraph">
      <style:paragraph-properties fo:margin-left="0cm" fo:margin-right="0cm" fo:margin-top="0cm" fo:margin-bottom="0cm" loext:contextual-spacing="true" fo:line-height="100%" fo:text-indent="0cm" style:auto-text-indent="false"/>
      <style:text-properties fo:color="#00000a" style:font-name="Times New Roman" fo:font-size="12pt" officeooo:rsid="002c2e52" officeooo:paragraph-rsid="002c2e52" style:font-size-asian="12pt" style:font-name-complex="Times New Roman1" style:font-size-complex="12pt"/>
    </style:style>
    <style:style style:name="P39" style:family="paragraph" style:parent-style-name="List_20_Paragraph" style:list-style-name="WWNum11">
      <style:paragraph-properties fo:margin-left="0cm" fo:margin-right="0cm" fo:margin-top="0cm" fo:margin-bottom="0cm" loext:contextual-spacing="true" fo:line-height="100%" fo:text-indent="0cm" style:auto-text-indent="false"/>
      <style:text-properties officeooo:rsid="00195a81" officeooo:paragraph-rsid="001a75bc"/>
    </style:style>
    <style:style style:name="P40" style:family="paragraph" style:parent-style-name="List_20_Paragraph">
      <style:paragraph-properties fo:margin-left="0cm" fo:margin-right="0cm" fo:margin-top="0cm" fo:margin-bottom="0cm" loext:contextual-spacing="true" fo:line-height="100%" fo:text-indent="0cm" style:auto-text-indent="false"/>
      <style:text-properties fo:font-variant="normal" fo:text-transform="none" fo:color="#000000" style:font-name="DejaVu Sans" fo:font-size="12pt" fo:letter-spacing="normal" fo:font-style="normal" fo:font-weight="normal" officeooo:rsid="002b1c9a" officeooo:paragraph-rsid="002b1c9a" style:font-size-asian="12pt" style:font-name-complex="Times New Roman1" style:font-size-complex="12pt"/>
    </style:style>
    <style:style style:name="T1" style:family="text">
      <style:text-properties fo:color="#00000a" style:font-name="Times New Roman" fo:font-size="12pt" style:font-size-asian="12pt" style:font-name-complex="Times New Roman1" style:font-size-complex="12pt"/>
    </style:style>
    <style:style style:name="T2" style:family="text">
      <style:text-properties fo:color="#00000a" style:font-name="Times New Roman" fo:font-size="12pt" officeooo:rsid="001b23bc" style:font-size-asian="12pt" style:font-name-complex="Times New Roman1" style:font-size-complex="12pt"/>
    </style:style>
    <style:style style:name="T3" style:family="text">
      <style:text-properties fo:color="#00000a" style:font-name="Times New Roman" fo:font-size="12pt" officeooo:rsid="001d1ec0" style:font-size-asian="12pt" style:font-name-complex="Times New Roman1" style:font-size-complex="12pt"/>
    </style:style>
    <style:style style:name="T4" style:family="text">
      <style:text-properties fo:color="#00000a" style:font-name="Times New Roman" fo:font-size="12pt" officeooo:rsid="0021990c" style:font-size-asian="12pt" style:font-name-complex="Times New Roman1" style:font-size-complex="12pt"/>
    </style:style>
    <style:style style:name="T5" style:family="text">
      <style:text-properties fo:color="#00000a" style:font-name="Times New Roman" fo:font-size="12pt" officeooo:rsid="0025bc15" style:font-size-asian="12pt" style:font-name-complex="Times New Roman1" style:font-size-complex="12pt"/>
    </style:style>
    <style:style style:name="T6" style:family="text">
      <style:text-properties fo:font-variant="normal" fo:text-transform="none" fo:color="#111111" style:font-name="Consolas" fo:font-size="9.75pt" fo:letter-spacing="normal" fo:font-style="normal" fo:font-weight="normal" fo:background-color="#eeeeee" loext:char-shading-value="0" style:font-size-asian="12pt" style:font-size-complex="12pt" loext:padding="0cm" loext:border="none"/>
    </style:style>
    <style:style style:name="T7" style:family="text">
      <style:text-properties fo:font-variant="normal" fo:text-transform="none" fo:color="#111111" style:font-name="Consolas" fo:font-size="9.75pt" fo:letter-spacing="normal" fo:font-style="normal" fo:font-weight="normal" fo:background-color="#eeeeee" loext:char-shading-value="0"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95039833897811562" text:style-name="WWNum1">
        <text:list-item>
          <text:p text:style-name="P18">Create a plan that sets out each step needed to complete the project</text:p>
        </text:list-item>
      </text:list>
      <text:p text:style-name="P2"/>
      <text:p text:style-name="P2"/>
      <text:p text:style-name="P3">Analyse Hardware – Raspberry pi, bluetooth module, RC car, xbox controller/keyboard, usb hub.</text:p>
      <text:list xml:id="list162349066942122" text:continue-numbering="true" text:style-name="WWNum1">
        <text:list-header>
          <text:p text:style-name="P35"/>
          <text:p text:style-name="P35">Obtain analyse and document the requirements of the system in a requirements specification document</text:p>
        </text:list-header>
      </text:list>
      <text:p text:style-name="P3"/>
      <text:p text:style-name="P13">Functional Requirements</text:p>
      <text:p text:style-name="P15">This Section is intended to specify the functional requirements of the system to be designed. The functional requirements are the requirements of a system that it must meet to function in the manner intended and to meet the aims of the project.</text:p>
      <text:list xml:id="list2616405656114583786" text:style-name="WWNum5">
        <text:list-item>
          <text:p text:style-name="P19">The system should use a Raspberry Pi Computer.</text:p>
        </text:list-item>
        <text:list-item>
          <text:p text:style-name="P19">The system should use Bluetooth to communicate with the car.</text:p>
        </text:list-item>
        <text:list-item>
          <text:p text:style-name="P19">The car should be able to move forwards, backwards, left and right and must be able to stop under the control of the system.</text:p>
        </text:list-item>
        <text:list-item>
          <text:p text:style-name="P19">The user must be able to control the car using arrow keys on the keyboard.</text:p>
        </text:list-item>
        <text:list-item>
          <text:p text:style-name="P19">The car can alternatively be controlled by an Xbox controller.</text:p>
          <text:list>
            <text:list-item>
              <text:p text:style-name="P25">Do this for additional functionality and marks. Instead of using D pad control with thumb sticks and maybe triggers for programmable options – to be discussed.</text:p>
            </text:list-item>
            <text:list-item>
              <text:p text:style-name="P25">Acceleration/Deceleration can be triggers or something else (google usual controls in car controlling games – controller).</text:p>
            </text:list-item>
          </text:list>
        </text:list-item>
        <text:list-item>
          <text:p text:style-name="P19">Preprogramed automated movement such as a 3 point turn</text:p>
          <text:list>
            <text:list-item>
              <text:p text:style-name="P25">3 point turn</text:p>
            </text:list-item>
            <text:list-item>
              <text:p text:style-name="P25">U turn </text:p>
            </text:list-item>
            <text:list-item>
              <text:p text:style-name="P31"><text:span text:style-name="T1">36</text:span><text:span text:style-name="T3">0</text:span><text:span text:style-name="T1"> degrees (going in circles)</text:span></text:p>
            </text:list-item>
            <text:list-item>
              <text:p text:style-name="P25">90 degree turn ….</text:p>
            </text:list-item>
            <text:list-item>
              <text:p text:style-name="P25">Cancel movement in progress</text:p>
            </text:list-item>
            <text:list-item>
              <text:p text:style-name="P25">Break (full break / slow down but don't break).</text:p>
            </text:list-item>
            <text:list-item>
              <text:p text:style-name="P32"><text:span text:style-name="T2">C</text:span><text:span text:style-name="T1">ruise control</text:span></text:p>
            </text:list-item>
            <text:list-item>
              <text:p text:style-name="P26">ROSS WANTS ANDROID APP</text:p>
            </text:list-item>
            <text:list-item>
              <text:p text:style-name="P33"><text:span text:style-name="T2">C</text:span><text:span text:style-name="T1">ross platform GUI.</text:span></text:p>
            </text:list-item>
            <text:list-item>
              <text:p text:style-name="P27">Hover car?</text:p>
            </text:list-item>
            <text:list-item>
              <text:p text:style-name="P33"><text:span text:style-name="T1">Make </text:span><text:span text:style-name="T4">programmable keys for guy and profiles​?</text:span></text:p>
            </text:list-item>
            <text:list-item>
              <text:p text:style-name="P34"><text:span text:style-name="T4">A</text:span><text:span text:style-name="T1">DD BLEUTOOTH SPEAKERS?</text:span></text:p>
            </text:list-item>
            <text:list-item>
              <text:p text:style-name="P28">SPELLING STUFF/WRITING ON PAPER?</text:p>
            </text:list-item>
            <text:list-item>
              <text:p text:style-name="P28">Recordable movement – press button <text:s/>-do stuff press button. It's saved button to repeat</text:p>
            </text:list-item>
            <text:list-item>
              <text:p text:style-name="P29">Do not allow programmed options on controlls that would not be on/off type thing.</text:p>
            </text:list-item>
          </text:list>
        </text:list-item>
      </text:list>
      <text:p text:style-name="P5"/>
      <text:p text:style-name="P5">Programme control module for basic input – find out how to get inputs/button presses etc…</text:p>
      <text:p text:style-name="P1"><text:span text:style-name="T1">Programme an interface for control module that allows for programmed functions </text:span><text:span text:style-name="T5">and remapping of controls. </text:span></text:p>
      <text:p text:style-name="P6"/>
      <text:p text:style-name="P13">Non-functional Requirements</text:p>
      <text:p text:style-name="P15">This section of the document is intended to specify the non-functional requirements of the system. Non-functional requirements are requirements, which do not effect the basic functionality of the system but instead relate to the speed, size, ease of use, reliability, robustness and portability of the system.</text:p>
      <text:p text:style-name="P14">Speed</text:p>
      <text:list xml:id="list6877994351118719928" text:style-name="WWNum6">
        <text:list-item>
          <text:p text:style-name="P20"><text:soft-page-break/>The system should function in real time.</text:p>
        </text:list-item>
        <text:list-item>
          <text:p text:style-name="P20">The system should be able to process either the forward or the backward command and a directional command at the same time.</text:p>
        </text:list-item>
      </text:list>
      <text:p text:style-name="P14">Size</text:p>
      <text:list xml:id="list5662954466166081607" text:style-name="WWNum7">
        <text:list-item>
          <text:p text:style-name="P21">The system should be able to function using 512 Megabytes of RAM</text:p>
        </text:list-item>
        <text:list-item>
          <text:p text:style-name="P21">The software for the system should be able to fit on the Memory card allocated to the Raspberry Pi</text:p>
        </text:list-item>
        <text:list-item>
          <text:p text:style-name="P21">the system should be able to operate using the hardware components of the</text:p>
        </text:list-item>
      </text:list>
      <text:p text:style-name="P17">Raspberry Pi</text:p>
      <text:p text:style-name="P14">Ease of Use</text:p>
      <text:list xml:id="list3205270877835949769" text:style-name="WWNum8">
        <text:list-item>
          <text:p text:style-name="P22">The System should be simple and intuitive to use </text:p>
        </text:list-item>
        <text:list-item>
          <text:p text:style-name="P22">The System should contain a help page.</text:p>
          <text:list>
            <text:list-item>
              <text:p text:style-name="P30">Car movement overview</text:p>
            </text:list-item>
            <text:list-item>
              <text:p text:style-name="P30">Controller movements</text:p>
            </text:list-item>
            <text:list-item>
              <text:p text:style-name="P30">Keyboard movements</text:p>
            </text:list-item>
            <text:list-item>
              <text:p text:style-name="P30">Control mapping/remapping</text:p>
            </text:list-item>
            <text:list-item>
              <text:p text:style-name="P30"/>
            </text:list-item>
          </text:list>
        </text:list-item>
      </text:list>
      <text:p text:style-name="P14">Reliability</text:p>
      <text:list xml:id="list1935030939210542220" text:style-name="WWNum9">
        <text:list-item>
          <text:p text:style-name="P23">The system should be clear about the reason when it has had a failure</text:p>
        </text:list-item>
        <text:list-item>
          <text:p text:style-name="P23">The system should not fail easily</text:p>
        </text:list-item>
      </text:list>
      <text:p text:style-name="P14">Robustness</text:p>
      <text:list xml:id="list4969106161599636538" text:style-name="WWNum10">
        <text:list-item>
          <text:p text:style-name="P24">The program should be easy to restart from scratch</text:p>
        </text:list-item>
        <text:list-item>
          <text:p text:style-name="P24">There should be a low risk of failure</text:p>
        </text:list-item>
      </text:list>
      <text:p text:style-name="P14">Portability</text:p>
      <text:list xml:id="list4451853118868146751" text:style-name="WWNum11">
        <text:list-item>
          <text:p text:style-name="P39"><text:span text:style-name="T1">The system should be able to work on the Ras</text:span><text:bookmark text:name="_GoBack"/><text:span text:style-name="T1">pberry Pi operating system</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text:soft-page-break/>Project progress:</text:p>
      <text:p text:style-name="P7">Received:</text:p>
      <text:p text:style-name="P7">Raspberry PI Model B?</text:p>
      <text:p text:style-name="P7">Raspberry PI SD CARD(BIG) with raspbian</text:p>
      <text:p text:style-name="P7">Charger with split for micro USB and round connector for USB HUB</text:p>
      <text:p text:style-name="P7">USB HUB (7ports HUB).</text:p>
      <text:p text:style-name="P7">SUMVISION memory card reader</text:p>
      <text:p text:style-name="P7">DVI to HDMI cable</text:p>
      <text:p text:style-name="P7">Blue bluetooth Adapter</text:p>
      <text:p text:style-name="P7">Keyboard and Mouse</text:p>
      <text:p text:style-name="P7">USB type A to USB type B cable</text:p>
      <text:p text:style-name="P7"/>
      <text:p text:style-name="P7">and </text:p>
      <text:p text:style-name="P7"/>
      <text:p text:style-name="P7">I-Racer (bluetooth car) No.1 – MAC:001205099445</text:p>
      <text:p text:style-name="P7"/>
      <text:p text:style-name="P7"/>
      <text:p text:style-name="P7"/>
      <text:p text:style-name="P8">my keyboard and mice</text:p>
      <text:p text:style-name="P8"/>
      <text:p text:style-name="P8"/>
      <text:p text:style-name="P8"/>
      <text:p text:style-name="P8"/>
      <text:p text:style-name="P8"/>
      <text:p text:style-name="P8"/>
      <text:p text:style-name="P9">Because python 3.3 apparently has a bluetooth support we installed a bluetooth 3.3.5 on raspbian OS.</text:p>
      <text:p text:style-name="P9"/>
      <text:p text:style-name="P11"><text:a xlink:type="simple" xlink:href="http://askubuntu.com/questions/244544/how-do-i-install-python-3-3/290283" text:style-name="Internet_20_link" text:visited-style-name="Visited_20_Internet_20_Link"><text:span text:style-name="T1">http://askubuntu.com/questions/244544/how-do-i-install-python-3-3/290283</text:span></text:a></text:p>
      <text:p text:style-name="P9"/>
      <text:p text:style-name="P12"><text:span text:style-name="Source_20_Text"><text:span text:style-name="T6">wget http://www.python.org/ftp/python/3.3.5/Python-3.3.5.tar.xz</text:span></text:span></text:p>
      <text:p text:style-name="P16"><text:span text:style-name="Source_20_Text"><text:span text:style-name="T7">tar xJf ./Python-3.3.5.tar.xz</text:span></text:span></text:p>
      <text:p text:style-name="P16"><text:span text:style-name="Source_20_Text"><text:span text:style-name="T7">cd ./Python-3.3.5</text:span></text:span></text:p>
      <text:p text:style-name="P16"><text:span text:style-name="Source_20_Text"><text:span text:style-name="T7">./configure --prefix=/opt/python3.3</text:span></text:span></text:p>
      <text:p text:style-name="P16"><text:span text:style-name="Source_20_Text"><text:span text:style-name="T7">make &amp;&amp; sudo make install</text:span></text:span></text:p>
      <text:p text:style-name="P9"/>
      <text:p text:style-name="P10">this took ages to configure.</text:p>
      <text:p text:style-name="P10"/>
      <text:p text:style-name="P10"/>
      <text:p text:style-name="P38">Python used will be 2.7 .</text:p>
      <text:p text:style-name="P10"/>
      <text:p text:style-name="P37">Installed python on laptop:</text:p>
      <text:p text:style-name="P37"/>
      <text:p text:style-name="P37"/>
      <text:p text:style-name="P37">To get python modules for creating games we used:</text:p>
      <text:p text:style-name="P40">python-pygame</text:p>
      <text:p text:style-name="P40">apt-get install …</text:p>
      <text:p text:style-name="P40"/>
      <text:p text:style-name="P40">This hopefully allows us to use basic key pressed etc functions</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onsolas" svg:font-family="Consolas, Menlo, Monaco, 'Lucida Console', 'Liberation Mono', 'DejaVu Sans Mono', 'Bitstream Vera Sans Mono', 'Courier New', monospace, sans-serif"/>
    <style:font-face style:name="DejaVu Sans" svg:font-family="'DejaVu Sans', 'Bitstream Vera Sans',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zysztof Goszka</meta:initial-creator>
    <meta:creation-date>2016-01-22T09:23:37.297744381</meta:creation-date>
    <meta:generator>LibreOffice/5.0.3.2$Linux_X86_64 LibreOffice_project/00m0$Build-2</meta:generator>
    <dc:date>2016-02-02T16:23:47.334090859</dc:date>
    <dc:creator>Krzysztof Goszka</dc:creator>
    <meta:editing-duration>PT1H3M6S</meta:editing-duration>
    <meta:editing-cycles>14</meta:editing-cycles>
    <meta:document-statistic meta:table-count="0" meta:image-count="0" meta:object-count="0" meta:page-count="3" meta:paragraph-count="85" meta:word-count="688" meta:character-count="4087" meta:non-whitespace-character-count="3513"/>
  </office:meta>
</office:document-meta>
</file>